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021cc" officeooo:paragraph-rsid="001c477b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021cc" officeooo:paragraph-rsid="001ccd78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021cc" officeooo:paragraph-rsid="001c477b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021cc" officeooo:paragraph-rsid="001ccd78"/>
    </style:style>
    <style:style style:name="T1" style:family="text">
      <style:text-properties fo:font-weight="bold" officeooo:rsid="001c477b" style:font-weight-asian="bold" style:font-weight-complex="bold"/>
    </style:style>
    <style:style style:name="T2" style:family="text">
      <style:text-properties fo:font-weight="bold" officeooo:rsid="001e19b8" style:font-weight-asian="bold" style:font-weight-complex="bold"/>
    </style:style>
    <style:style style:name="T3" style:family="text">
      <style:text-properties officeooo:rsid="001c47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Maths Problems!</text:p>
      <text:p text:style-name="P1"/>
      <text:p text:style-name="P3">1+1 = <text:span text:style-name="T2">2</text:span> <text:s text:c="129"/>correct/incorrect</text:p>
      <text:p text:style-name="P3"/>
      <text:p text:style-name="P3">10 + 10 <text:span text:style-name="T3">= </text:span><text:span text:style-name="T1">20</text:span></text:p>
      <text:p text:style-name="P3">correct/incorrect</text:p>
      <text:p text:style-name="P3"/>
      <text:p text:style-name="P3">20 + 10 = <text:span text:style-name="T1">30</text:span></text:p>
      <text:p text:style-name="P3">correct/incorrect</text:p>
      <text:p text:style-name="P3"/>
      <text:p text:style-name="P3">20 / 10 = <text:span text:style-name="T1">2</text:span></text:p>
      <text:p text:style-name="P3">correct/incorrect</text:p>
      <text:p text:style-name="P3"/>
      <text:p text:style-name="P2">Basic Maths Problems!</text:p>
      <text:p text:style-name="P2"/>
      <text:p text:style-name="P4">1+1 = <text:span text:style-name="T1">1</text:span> <text:s text:c="129"/>correct/incorrect</text:p>
      <text:p text:style-name="P4"/>
      <text:p text:style-name="P4">10 + 10 <text:span text:style-name="T3">= </text:span><text:span text:style-name="T1">20</text:span></text:p>
      <text:p text:style-name="P4">correct/incorrect</text:p>
      <text:p text:style-name="P4"/>
      <text:p text:style-name="P4">20 + 10 = <text:span text:style-name="T1">30</text:span></text:p>
      <text:p text:style-name="P4">correct/incorrect</text:p>
      <text:p text:style-name="P4"/>
      <text:p text:style-name="P4">20 / 10 = <text:span text:style-name="T1">2</text:span></text:p>
      <text:p text:style-name="P4">correct/incorrect</text:p>
      <text:p text:style-name="P4"/>
      <text:p text:style-name="P2">Basic Maths Problems!</text:p>
      <text:p text:style-name="P2"/>
      <text:p text:style-name="P4">1+1 = <text:span text:style-name="T1">1</text:span> <text:s text:c="129"/>correct/incorrect</text:p>
      <text:p text:style-name="P4"/>
      <text:p text:style-name="P4">10 + 10 <text:span text:style-name="T3">= </text:span><text:span text:style-name="T1">20</text:span></text:p>
      <text:p text:style-name="P4">correct/incorrect</text:p>
      <text:p text:style-name="P4"/>
      <text:p text:style-name="P4">20 + 10 = <text:span text:style-name="T1">30</text:span></text:p>
      <text:p text:style-name="P4">correct/incorrect</text:p>
      <text:p text:style-name="P4"/>
      <text:p text:style-name="P4">20 / 10 = <text:span text:style-name="T1">2</text:span></text:p>
      <text:p text:style-name="P4">correct/incorr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19:05:42.535000000</meta:creation-date>
    <dc:date>2015-10-22T21:23:22.052000000</dc:date>
    <meta:editing-duration>PT2M4S</meta:editing-duration>
    <meta:editing-cycles>4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24" meta:word-count="75" meta:character-count="783" meta:non-whitespace-character-count="345"/>
  </office:meta>
</office:document-meta>
</file>